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ank account chest address bank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eter Glen</meta:initial-creator>
    <meta:creation-date>2017-11-14T21:24:02.59</meta:creation-date>
    <meta:document-statistic meta:table-count="0" meta:image-count="0" meta:object-count="0" meta:page-count="1" meta:paragraph-count="1" meta:word-count="5" meta:character-count="32"/>
    <dc:date>2017-11-14T21:26:23.89</dc:date>
    <dc:creator>Peter Glen</dc:creator>
    <meta:editing-duration>PT10S</meta:editing-duration>
    <meta:editing-cycles>1</meta:editing-cycles>
    <meta:generator>OpenOffice/4.1.2$Win32 OpenOffice.org_project/412m3$Build-9782</meta:generator>
  </office:meta>
</office:document-meta>
</file>